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]/[.B2]" office:value-type="float" office:value="0.166666666666667" calcext:value-type="float">
            <text:p>0.166666666666667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]/[.B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]/[.B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]/[.B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]/[.B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]/[.B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]/[.B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9]/[.B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]/[.B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]/[.B1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3]/[.B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5]/[.B15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6]/[.B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7]/[.B1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8]/[.B1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21]/[.B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22]/[.B2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3]/[.B2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5]/[.B2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6]/[.B2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8]/[.B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31]/[.B31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3]/[.B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4]/[.B3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5]/[.B35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6]/[.B3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37]/[.B3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]/[.B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0]/[.B4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]/[.B4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2]/[.B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B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4]/[.B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5]/[.B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6]/[.B4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8]/[.B4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9]/[.B4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0]/[.B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D51]/[.B51]" office:value-type="float" office:value="0.192307692307692" calcext:value-type="float">
            <text:p>0.1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2]/[.B5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]/[.B5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4]/[.B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5]/[.B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58]/[.B58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9]/[.B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0]/[.B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1]/[.B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2]/[.B6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3]/[.B63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]/[.B6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5]/[.B6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8]/[.B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9]/[.B6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0]/[.B7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72]/[.B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3]/[.B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74]/[.B74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/[.B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6]/[.B7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7]/[.B7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0]/[.B8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2]/[.B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4]/[.B8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85]/[.B8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6]/[.B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88]/[.B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9]/[.B8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]/[.B9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1]/[.B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2]/[.B9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3]/[.B9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5]/[.B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6]/[.B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7]/[.B9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8]/[.B9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99]/[.B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0]/[.B10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1]/[.B10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02]/[.B10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03]/[.B10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4]/[.B10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06]/[.B1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7]/[.B107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08]/[.B10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9]/[.B10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1]/[.B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4]/[.B1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6]/[.B1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7]/[.B1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0]/[.B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]/[.B1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3]/[.B1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4]/[.B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6]/[.B1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7]/[.B12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9]/[.B12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0]/[.B13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1]/[.B13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5]/[.B1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36]/[.B136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9]/[.B13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40]/[.B14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42]/[.B1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43]/[.B1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44]/[.B14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45]/[.B14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46]/[.B146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47]/[.B1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48]/[.B14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9]/[.B14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51]/[.B15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52]/[.B1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53]/[.B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5]/[.B1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56]/[.B1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57]/[.B15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8]/[.B15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59]/[.B15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60]/[.B16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61]/[.B16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63]/[.B16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64]/[.B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67]/[.B16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68]/[.B1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69]/[.B16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70]/[.B17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72]/[.B172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73]/[.B1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74]/[.B17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75]/[.B1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76]/[.B17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78]/[.B17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79]/[.B1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80]/[.B18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1]/[.B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82]/[.B18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184]/[.B1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85]/[.B18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86]/[.B18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87]/[.B18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88]/[.B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9]/[.B18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0]/[.B19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91]/[.B1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92]/[.B1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93]/[.B1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5]/[.B19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96]/[.B19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97]/[.B19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98]/[.B19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01]/[.B20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02]/[.B2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205]/[.B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206]/[.B20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07]/[.B20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08]/[.B20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10]/[.B2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14]/[.B21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15]/[.B215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217]/[.B21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18]/[.B21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19]/[.B219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220]/[.B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22]/[.B22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23]/[.B22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25]/[.B22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26]/[.B2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28]/[.B22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29]/[.B22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31]/[.B23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34]/[.B2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37]/[.B23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38]/[.B23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39]/[.B23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0]/[.B2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42]/[.B2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43]/[.B2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4]/[.B2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45]/[.B2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6]/[.B2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47]/[.B2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48]/[.B24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49]/[.B24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50]/[.B25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51]/[.B25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52]/[.B25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53]/[.B25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54]/[.B25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55]/[.B2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56]/[.B25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58]/[.B2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59]/[.B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1]/[.B2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3]/[.B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265]/[.B2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7]/[.B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68]/[.B2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0]/[.B27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71]/[.B27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72]/[.B27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73]/[.B27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274]/[.B27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5]/[.B2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276]/[.B2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277]/[.B27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8]/[.B27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1]/[.B28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82]/[.B28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5]/[.B2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94]/[.B29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95]/[.B29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97]/[.B297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D299]/[.B29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03]/[.B3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04]/[.B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305]/[.B305]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06]/[.B30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07]/[.B3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08]/[.B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09]/[.B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10]/[.B3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11]/[.B31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12]/[.B31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13]/[.B31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4]/[.B31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15]/[.B31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16]/[.B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18]/[.B31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19]/[.B31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0]/[.B32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24]/[.B32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25]/[.B32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26]/[.B32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27]/[.B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28]/[.B32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330]/[.B33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334]/[.B334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36]/[.B3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337]/[.B33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38]/[.B3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40]/[.B34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41]/[.B34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43]/[.B34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44]/[.B34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45]/[.B34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46]/[.B3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47]/[.B34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8]/[.B3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49]/[.B3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50]/[.B35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51]/[.B3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53]/[.B3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54]/[.B3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55]/[.B35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56]/[.B35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57]/[.B35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58]/[.B3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59]/[.B35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62]/[.B3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363]/[.B36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64]/[.B36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65]/[.B3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6]/[.B36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67]/[.B367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8]/[.B3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69]/[.B36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70]/[.B3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3]/[.B37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74]/[.B37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75]/[.B3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76]/[.B37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77]/[.B37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78]/[.B3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0]/[.B38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1]/[.B38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382]/[.B38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83]/[.B38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4]/[.B38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385]/[.B38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86]/[.B38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87]/[.B3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88]/[.B38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89]/[.B3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90]/[.B39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91]/[.B39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92]/[.B39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4]/[.B39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95]/[.B39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97]/[.B3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98]/[.B39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99]/[.B3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0]/[.B4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402]/[.B402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04]/[.B40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5]/[.B40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06]/[.B40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07]/[.B4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08]/[.B40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09]/[.B4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10]/[.B41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11]/[.B41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12]/[.B41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13]/[.B41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14]/[.B41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16]/[.B4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17]/[.B41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8]/[.B4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19]/[.B41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20]/[.B42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21]/[.B4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422]/[.B422]" office:value-type="float" office:value="0.185185185185185" calcext:value-type="float">
            <text:p>0.18518518518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3]/[.B4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24]/[.B4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5]/[.B4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26]/[.B4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27]/[.B4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28]/[.B4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9]/[.B42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30]/[.B4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32]/[.B43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33]/[.B43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34]/[.B4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5]/[.B43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36]/[.B43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37]/[.B43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38]/[.B43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39]/[.B4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40]/[.B44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1]/[.B44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42]/[.B4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43]/[.B44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4]/[.B44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445]/[.B445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50]/[.B45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51]/[.B451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52]/[.B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53]/[.B45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54]/[.B45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55]/[.B4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56]/[.B45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57]/[.B45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58]/[.B45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59]/[.B45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60]/[.B46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61]/[.B46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62]/[.B4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63]/[.B46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64]/[.B46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65]/[.B46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466]/[.B46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467]/[.B467]" office:value-type="float" office:value="0.172413793103448" calcext:value-type="float">
            <text:p>0.17241379310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468]/[.B46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69]/[.B4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70]/[.B47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71]/[.B471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2]/[.B47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73]/[.B4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74]/[.B4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75]/[.B475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76]/[.B4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77]/[.B4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478]/[.B478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79]/[.B47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80]/[.B48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81]/[.B48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82]/[.B48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3]/[.B48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84]/[.B4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85]/[.B4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87]/[.B48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89]/[.B48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90]/[.B49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92]/[.B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93]/[.B493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94]/[.B4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96]/[.B49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97]/[.B4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98]/[.B4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99]/[.B49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00]/[.B5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01]/[.B50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02]/[.B50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03]/[.B503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504]/[.B5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05]/[.B5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06]/[.B506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7]/[.B5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08]/[.B5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9]/[.B50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10]/[.B510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11]/[.B51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512]/[.B5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13]/[.B51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14]/[.B51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15]/[.B51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16]/[.B5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17]/[.B51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8]/[.B5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9]/[.B5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0]/[.B5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1]/[.B5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22]/[.B52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3]/[.B5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4]/[.B52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25]/[.B52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526]/[.B52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27]/[.B527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28]/[.B5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9]/[.B52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30]/[.B53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31]/[.B53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532]/[.B532]" office:value-type="float" office:value="0.296296296296296" calcext:value-type="float">
            <text:p>0.29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35]/[.B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36]/[.B53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37]/[.B53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541]/[.B54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2]/[.B54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543]/[.B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4]/[.B5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545]/[.B54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6]/[.B54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47]/[.B54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8]/[.B54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50]/[.B5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551]/[.B55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552]/[.B552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53]/[.B55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54]/[.B55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55]/[.B55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56]/[.B55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57]/[.B5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558]/[.B5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59]/[.B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60]/[.B56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61]/[.B561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562]/[.B56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63]/[.B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565]/[.B56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66]/[.B56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67]/[.B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69]/[.B5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0]/[.B5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72]/[.B57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73]/[.B57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4]/[.B57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75]/[.B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6]/[.B57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7]/[.B57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78]/[.B5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80]/[.B58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81]/[.B58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82]/[.B58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3]/[.B58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84]/[.B5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86]/[.B58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7]/[.B5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88]/[.B5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89]/[.B5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0]/[.B59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1]/[.B5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92]/[.B5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93]/[.B59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94]/[.B59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95]/[.B59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96]/[.B59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97]/[.B59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98]/[.B59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99]/[.B59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600]/[.B60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01]/[.B60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602]/[.B60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603]/[.B603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05]/[.B60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06]/[.B6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607]/[.B607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608]/[.B60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09]/[.B6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11]/[.B61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2]/[.B6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13]/[.B61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4]/[.B6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15]/[.B6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16]/[.B61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17]/[.B61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18]/[.B6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20]/[.B6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21]/[.B6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22]/[.B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623]/[.B62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24]/[.B62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25]/[.B62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26]/[.B62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27]/[.B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28]/[.B62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29]/[.B62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30]/[.B63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31]/[.B6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32]/[.B6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33]/[.B63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34]/[.B6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635]/[.B63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36]/[.B63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637]/[.B63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38]/[.B63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39]/[.B63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640]/[.B640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41]/[.B641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642]/[.B64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43]/[.B64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44]/[.B64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45]/[.B6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46]/[.B64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7]/[.B6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48]/[.B64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49]/[.B64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650]/[.B6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51]/[.B6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52]/[.B65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53]/[.B6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54]/[.B6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5]/[.B65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56]/[.B6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57]/[.B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658]/[.B65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59]/[.B65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60]/[.B660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61]/[.B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62]/[.B66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63]/[.B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64]/[.B66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65]/[.B6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66]/[.B6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67]/[.B66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68]/[.B6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69]/[.B66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670]/[.B6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1]/[.B67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72]/[.B67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73]/[.B6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74]/[.B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75]/[.B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76]/[.B67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77]/[.B67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8]/[.B67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679]/[.B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80]/[.B68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81]/[.B68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83]/[.B68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84]/[.B6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85]/[.B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86]/[.B68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87]/[.B68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88]/[.B6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89]/[.B6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690]/[.B690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2]/[.B6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693]/[.B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695]/[.B69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96]/[.B69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697]/[.B697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98]/[.B69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701]/[.B701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702]/[.B70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703]/[.B70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04]/[.B70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05]/[.B7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6]/[.B70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07]/[.B70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08]/[.B7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10]/[.B71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712]/[.B712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13]/[.B71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14]/[.B71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716]/[.B71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18]/[.B71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719]/[.B71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20]/[.B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21]/[.B72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22]/[.B72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723]/[.B72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724]/[.B7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25]/[.B72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26]/[.B72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27]/[.B72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28]/[.B72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29]/[.B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30]/[.B73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1]/[.B7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32]/[.B7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33]/[.B73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734]/[.B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735]/[.B73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36]/[.B73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37]/[.B7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38]/[.B738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9]/[.B73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740]/[.B74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1]/[.B74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42]/[.B74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43]/[.B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44]/[.B7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5]/[.B74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46]/[.B7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47]/[.B74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48]/[.B74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49]/[.B74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50]/[.B75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751]/[.B75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753]/[.B75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54]/[.B75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55]/[.B75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56]/[.B75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57]/[.B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758]/[.B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759]/[.B759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60]/[.B76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61]/[.B76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762]/[.B76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63]/[.B76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764]/[.B7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65]/[.B76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66]/[.B76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67]/[.B76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68]/[.B76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69]/[.B7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0]/[.B77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771]/[.B77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72]/[.B77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73]/[.B7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74]/[.B7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75]/[.B77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76]/[.B7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77]/[.B77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778]/[.B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80]/[.B78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781]/[.B7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82]/[.B78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83]/[.B78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84]/[.B78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86]/[.B7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787]/[.B78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88]/[.B78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89]/[.B7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0]/[.B79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791]/[.B7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92]/[.B79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93]/[.B79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794]/[.B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795]/[.B7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96]/[.B79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797]/[.B7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98]/[.B79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799]/[.B79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00]/[.B80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801]/[.B80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03]/[.B80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04]/[.B8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05]/[.B80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06]/[.B8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807]/[.B807]" office:value-type="float" office:value="0.115384615384615" calcext:value-type="float">
            <text:p>0.1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08]/[.B8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09]/[.B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810]/[.B81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11]/[.B81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2]/[.B81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13]/[.B8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14]/[.B81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15]/[.B81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16]/[.B81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17]/[.B81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19]/[.B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20]/[.B8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21]/[.B82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22]/[.B82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23]/[.B8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24]/[.B8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25]/[.B8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26]/[.B8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27]/[.B82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28]/[.B8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29]/[.B82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30]/[.B8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31]/[.B83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832]/[.B8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33]/[.B83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834]/[.B834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35]/[.B83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37]/[.B8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38]/[.B8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40]/[.B8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841]/[.B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42]/[.B8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44]/[.B84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45]/[.B8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846]/[.B846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47]/[.B84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8]/[.B8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0]/[.B85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1]/[.B85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52]/[.B85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53]/[.B8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4]/[.B8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55]/[.B8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57]/[.B8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858]/[.B85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9]/[.B85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860]/[.B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61]/[.B86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62]/[.B8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863]/[.B86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864]/[.B86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865]/[.B865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66]/[.B8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867]/[.B867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68]/[.B8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69]/[.B86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870]/[.B87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871]/[.B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72]/[.B87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74]/[.B8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75]/[.B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76]/[.B87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78]/[.B8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9]/[.B8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80]/[.B8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1]/[.B88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82]/[.B88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883]/[.B88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4]/[.B8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85]/[.B8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886]/[.B88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887]/[.B88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88]/[.B88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89]/[.B8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90]/[.B89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891]/[.B891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92]/[.B8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893]/[.B89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4]/[.B8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895]/[.B89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96]/[.B8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98]/[.B8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899]/[.B8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900]/[.B90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01]/[.B90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902]/[.B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904]/[.B904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05]/[.B9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6]/[.B9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907]/[.B90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09]/[.B90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910]/[.B91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11]/[.B91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12]/[.B912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13]/[.B913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14]/[.B9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15]/[.B9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916]/[.B9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917]/[.B91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918]/[.B91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19]/[.B9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21]/[.B92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22]/[.B92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23]/[.B923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24]/[.B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25]/[.B9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26]/[.B92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927]/[.B927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28]/[.B92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29]/[.B9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30]/[.B93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31]/[.B93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2]/[.B9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933]/[.B93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34]/[.B934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35]/[.B93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936]/[.B93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37]/[.B93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38]/[.B9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39]/[.B939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940]/[.B94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41]/[.B94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42]/[.B94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43]/[.B9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46]/[.B94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947]/[.B9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948]/[.B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49]/[.B94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950]/[.B950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51]/[.B95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52]/[.B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55]/[.B95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56]/[.B95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57]/[.B9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58]/[.B95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959]/[.B95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60]/[.B96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61]/[.B96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962]/[.B96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963]/[.B9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64]/[.B96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65]/[.B96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66]/[.B9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67]/[.B96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69]/[.B96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970]/[.B970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971]/[.B97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972]/[.B97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73]/[.B9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74]/[.B9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75]/[.B97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976]/[.B976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77]/[.B97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978]/[.B97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979]/[.B97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80]/[.B9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81]/[.B9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983]/[.B98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85]/[.B98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87]/[.B9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88]/[.B98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989]/[.B989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90]/[.B99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91]/[.B99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2]/[.B9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93]/[.B993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94]/[.B9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95]/[.B99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96]/[.B99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97]/[.B99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98]/[.B9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99]/[.B99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00]/[.B10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01]/[.B100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02]/[.B10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1003]/[.B100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04]/[.B100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05]/[.B100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006]/[.B100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007]/[.B100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08]/[.B100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009]/[.B100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10]/[.B10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11]/[.B101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012]/[.B1012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13]/[.B101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014]/[.B1014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015]/[.B101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16]/[.B101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017]/[.B10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18]/[.B101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19]/[.B101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20]/[.B102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21]/[.B102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22]/[.B102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023]/[.B102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24]/[.B102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5]/[.B10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26]/[.B102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027]/[.B102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28]/[.B10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29]/[.B10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30]/[.B103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31]/[.B10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033]/[.B10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34]/[.B103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35]/[.B10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037]/[.B103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039]/[.B103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040]/[.B10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41]/[.B10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42]/[.B104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43]/[.B104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044]/[.B104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45]/[.B10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46]/[.B10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047]/[.B104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1048]/[.B1048]" office:value-type="float" office:value="0.655172413793103" calcext:value-type="float">
            <text:p>0.65517241379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49]/[.B104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50]/[.B105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51]/[.B10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52]/[.B105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53]/[.B105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54]/[.B105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055]/[.B105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56]/[.B105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57]/[.B1057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58]/[.B105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1059]/[.B1059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60]/[.B106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1]/[.B10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62]/[.B10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63]/[.B106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65]/[.B106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66]/[.B106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67]/[.B106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68]/[.B10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69]/[.B10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70]/[.B107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71]/[.B107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72]/[.B107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073]/[.B107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74]/[.B107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75]/[.B10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77]/[.B10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80]/[.B108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081]/[.B108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1083]/[.B108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85]/[.B108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86]/[.B108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D1087]/[.B1087]" office:value-type="float" office:value="0.464285714285714" calcext:value-type="float">
            <text:p>0.46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88]/[.B108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89]/[.B108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90]/[.B109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91]/[.B10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92]/[.B10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93]/[.B10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094]/[.B1094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1095]/[.B1095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97]/[.B10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98]/[.B109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099]/[.B109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100]/[.B110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01]/[.B110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102]/[.B11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103]/[.B1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104]/[.B110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05]/[.B11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06]/[.B110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107]/[.B11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108]/[.B11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09]/[.B110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110]/[.B111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1]/[.B1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12]/[.B111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1113]/[.B1113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14]/[.B11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5]/[.B111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16]/[.B11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117]/[.B1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18]/[.B1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19]/[.B111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120]/[.B112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21]/[.B112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22]/[.B112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23]/[.B112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4]/[.B1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25]/[.B11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26]/[.B112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7]/[.B11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128]/[.B112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9]/[.B11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30]/[.B113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31]/[.B11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32]/[.B1132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133]/[.B1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4]/[.B113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1135]/[.B113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36]/[.B113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37]/[.B1137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38]/[.B113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39]/[.B113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140]/[.B1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2]/[.B114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43]/[.B114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4]/[.B11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45]/[.B114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146]/[.B11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147]/[.B114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148]/[.B11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49]/[.B11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50]/[.B1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51]/[.B11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52]/[.B115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53]/[.B115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54]/[.B11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5]/[.B11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D1156]/[.B11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157]/[.B11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58]/[.B115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59]/[.B1159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60]/[.B116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61]/[.B116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2]/[.B11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63]/[.B116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64]/[.B11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65]/[.B1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66]/[.B116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67]/[.B11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68]/[.B116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69]/[.B116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170]/[.B117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71]/[.B1171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72]/[.B117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173]/[.B117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174]/[.B117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75]/[.B11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76]/[.B11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77]/[.B11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178]/[.B1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179]/[.B1179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80]/[.B118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81]/[.B118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82]/[.B1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83]/[.B118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84]/[.B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85]/[.B11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86]/[.B11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87]/[.B1187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88]/[.B118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89]/[.B11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90]/[.B119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91]/[.B1191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92]/[.B11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93]/[.B119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194]/[.B1194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95]/[.B119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96]/[.B11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98]/[.B119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99]/[.B119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200]/[.B12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02]/[.B1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203]/[.B120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04]/[.B120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205]/[.B120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06]/[.B1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07]/[.B120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08]/[.B120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9]/[.B120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10]/[.B12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11]/[.B121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12]/[.B1212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13]/[.B121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14]/[.B12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5]/[.B1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16]/[.B12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18]/[.B121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20]/[.B1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1]/[.B12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22]/[.B122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23]/[.B122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224]/[.B12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25]/[.B122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26]/[.B122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7]/[.B122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228]/[.B122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29]/[.B12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230]/[.B12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231]/[.B12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32]/[.B123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33]/[.B123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35]/[.B123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36]/[.B12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37]/[.B123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238]/[.B1238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39]/[.B123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40]/[.B12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1]/[.B1241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42]/[.B124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43]/[.B124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44]/[.B1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45]/[.B1245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46]/[.B1246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1247]/[.B1247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48]/[.B124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249]/[.B124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250]/[.B125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51]/[.B125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252]/[.B125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53]/[.B125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54]/[.B125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55]/[.B125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56]/[.B12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57]/[.B12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58]/[.B12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9]/[.B125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260]/[.B1260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61]/[.B126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63]/[.B126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64]/[.B12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65]/[.B126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266]/[.B12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267]/[.B126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68]/[.B12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270]/[.B127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271]/[.B12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72]/[.B127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73]/[.B127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74]/[.B127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275]/[.B1275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277]/[.B127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78]/[.B127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79]/[.B127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280]/[.B1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81]/[.B128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282]/[.B12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283]/[.B12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84]/[.B12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85]/[.B128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86]/[.B1286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287]/[.B128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88]/[.B128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89]/[.B12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90]/[.B129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291]/[.B129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292]/[.B129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293]/[.B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94]/[.B129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95]/[.B12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96]/[.B129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97]/[.B129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98]/[.B129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1299]/[.B129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1300]/[.B1300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01]/[.B130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303]/[.B130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304]/[.B1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305]/[.B130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306]/[.B130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307]/[.B13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308]/[.B1308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09]/[.B1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310]/[.B13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11]/[.B13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313]/[.B131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14]/[.B131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315]/[.B131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6]/[.B131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317]/[.B1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18]/[.B13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319]/[.B13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20]/[.B132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21]/[.B132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322]/[.B132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323]/[.B132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324]/[.B13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325]/[.B132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326]/[.B1326]" office:value-type="float" office:value="0.2" calcext:value-type="float">
            <text:p>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8:52:11.255126600</dc:date>
    <meta:editing-duration>PT17M32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